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083in"/>
    </style:style>
    <style:style style:name="co2" style:family="table-column">
      <style:table-column-properties fo:break-before="auto" style:column-width="0.2327in"/>
    </style:style>
    <style:style style:name="co3" style:family="table-column">
      <style:table-column-properties fo:break-before="auto" style:column-width="0.5917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data-style-name="N117"/>
    <style:style style:name="ce13" style:family="table-cell" style:parent-style-name="Default">
      <style:table-cell-properties style:text-align-source="fix" style:repeat-content="false"/>
      <style:paragraph-properties fo:text-align="start" fo:margin-left="0in"/>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2"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3"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2"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3"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3"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3"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3"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3"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3"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3"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3"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3"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3"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3"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3"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3"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3"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3"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3"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3"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3"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3" office:value-type="string">
            <text:p>Crops with Salt Resistance or Salt Absorption are marked with these symbo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6">02/16/2018</text:date>, <text:time>20:06: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2-16T20:06:42.25</dc:date>
    <dc:creator>Seab Dinch</dc:creator>
    <meta:editing-duration>P48DT4H43M31S</meta:editing-duration>
    <meta:editing-cycles>945</meta:editing-cycles>
    <meta:document-statistic meta:table-count="1" meta:cell-count="5258" meta:object-count="0"/>
  </office:meta>
</office:document-meta>
</file>